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:dlig" svg:font-family="'Liberation Serif:dlig'" style:font-adornments="標準" style:font-family-generic="roman" style:font-pitch="variable"/>
    <style:font-face style:name="Miriam Libre" svg:font-family="'Miriam Libre'" style:font-adornments="標準" style:font-pitch="variable"/>
    <style:font-face style:name="华文宋体" svg:font-family="华文宋体" style:font-family-generic="system" style:font-pitch="variable"/>
    <style:font-face style:name="圓體-繁" svg:font-family="圓體-繁" style:font-adornments="標準" style:font-pitch="variable"/>
    <style:font-face style:name="翩翩體-繁" svg:font-family="翩翩體-繁" style:font-adornments="標準" style:font-pitch="variable"/>
    <style:font-face style:name="魏碑-繁" svg:font-family="魏碑-繁" style:font-adornments="標準" style:font-pitch="variable"/>
    <style:font-face style:name="魏碑-繁1" svg:font-family="魏碑-繁" style:font-adornments="粗體" style:font-pitch="variable"/>
  </office:font-face-decls>
  <office:automatic-styles>
    <style:style style:name="P1" style:family="paragraph" style:parent-style-name="Text_20_body">
      <style:text-properties officeooo:paragraph-rsid="0072ab38"/>
    </style:style>
    <style:style style:name="P2" style:family="paragraph" style:parent-style-name="Title">
      <style:text-properties officeooo:paragraph-rsid="0077a271"/>
    </style:style>
    <style:style style:name="Ru1" style:family="ruby">
      <style:ruby-properties style:ruby-align="center" style:ruby-position="above" loext:ruby-position="abov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《 <text:ruby text:style-name="Ru1"><text:ruby-base>岳</text:ruby-base><text:ruby-text>ga̍k</text:ruby-text></text:ruby> <text:ruby text:style-name="Ru1"><text:ruby-base>陽</text:ruby-base><text:ruby-text>iông</text:ruby-text></text:ruby> <text:ruby text:style-name="Ru1"><text:ruby-base>樓</text:ruby-base><text:ruby-text>lâu</text:ruby-text></text:ruby> <text:ruby text:style-name="Ru1"><text:ruby-base>記</text:ruby-base><text:ruby-text>kì</text:ruby-text></text:ruby> 》 </text:p>
      <text:p text:style-name="P1"><text:ruby text:style-name="Ru1"><text:ruby-base>慶</text:ruby-base><text:ruby-text>khèng</text:ruby-text></text:ruby> <text:ruby text:style-name="Ru1"><text:ruby-base>曆</text:ruby-base><text:ruby-text>le̍k</text:ruby-text></text:ruby> <text:ruby text:style-name="Ru1"><text:ruby-base>四</text:ruby-base><text:ruby-text>sù</text:ruby-text></text:ruby> <text:ruby text:style-name="Ru1"><text:ruby-base>年</text:ruby-base><text:ruby-text>liân</text:ruby-text></text:ruby> <text:ruby text:style-name="Ru1"><text:ruby-base>春</text:ruby-base><text:ruby-text>chhun</text:ruby-text></text:ruby> ， <text:line-break/><text:ruby text:style-name="Ru1"><text:ruby-base>滕</text:ruby-base><text:ruby-text>têng</text:ruby-text></text:ruby> <text:ruby text:style-name="Ru1"><text:ruby-base>子</text:ruby-base><text:ruby-text>chú</text:ruby-text></text:ruby> <text:ruby text:style-name="Ru1"><text:ruby-base>京</text:ruby-base><text:ruby-text>keng</text:ruby-text></text:ruby> <text:ruby text:style-name="Ru1"><text:ruby-base>謫</text:ruby-base><text:ruby-text>tek</text:ruby-text></text:ruby> <text:ruby text:style-name="Ru1"><text:ruby-base>守</text:ruby-base><text:ruby-text>siú</text:ruby-text></text:ruby> <text:ruby text:style-name="Ru1"><text:ruby-base>巴</text:ruby-base><text:ruby-text>pa</text:ruby-text></text:ruby> <text:ruby text:style-name="Ru1"><text:ruby-base>陵</text:ruby-base><text:ruby-text>lêng</text:ruby-text></text:ruby> <text:ruby text:style-name="Ru1"><text:ruby-base>郡</text:ruby-base><text:ruby-text>kūn</text:ruby-text></text:ruby> 。 <text:line-break/><text:ruby text:style-name="Ru1"><text:ruby-base>越</text:ruby-base><text:ruby-text>oa̍t</text:ruby-text></text:ruby> <text:ruby text:style-name="Ru1"><text:ruby-base>明</text:ruby-base><text:ruby-text>bêng</text:ruby-text></text:ruby> <text:ruby text:style-name="Ru1"><text:ruby-base>年</text:ruby-base><text:ruby-text>liân</text:ruby-text></text:ruby> ， <text:line-break/><text:ruby text:style-name="Ru1"><text:ruby-base>政</text:ruby-base><text:ruby-text>chèng</text:ruby-text></text:ruby> <text:ruby text:style-name="Ru1"><text:ruby-base>通</text:ruby-base><text:ruby-text>thong</text:ruby-text></text:ruby> <text:ruby text:style-name="Ru1"><text:ruby-base>人</text:ruby-base><text:ruby-text>jîn</text:ruby-text></text:ruby> <text:ruby text:style-name="Ru1"><text:ruby-base>和</text:ruby-base><text:ruby-text>hô</text:ruby-text></text:ruby> ， <text:ruby text:style-name="Ru1"><text:ruby-base>百</text:ruby-base><text:ruby-text>pek</text:ruby-text></text:ruby> <text:ruby text:style-name="Ru1"><text:ruby-base>廢</text:ruby-base><text:ruby-text>hùi</text:ruby-text></text:ruby> <text:ruby text:style-name="Ru1"><text:ruby-base>具</text:ruby-base><text:ruby-text>kū</text:ruby-text></text:ruby> <text:ruby text:style-name="Ru1"><text:ruby-base>興</text:ruby-base><text:ruby-text>heng</text:ruby-text></text:ruby> ， <text:line-break/><text:soft-page-break/><text:ruby text:style-name="Ru1"><text:ruby-base>乃</text:ruby-base><text:ruby-text>nái</text:ruby-text></text:ruby> <text:ruby text:style-name="Ru1"><text:ruby-base>重</text:ruby-base><text:ruby-text>tiōng</text:ruby-text></text:ruby> <text:ruby text:style-name="Ru1"><text:ruby-base>修</text:ruby-base><text:ruby-text>siu</text:ruby-text></text:ruby> <text:ruby text:style-name="Ru1"><text:ruby-base>岳</text:ruby-base><text:ruby-text>ga̍k</text:ruby-text></text:ruby> <text:ruby text:style-name="Ru1"><text:ruby-base>陽</text:ruby-base><text:ruby-text>iông</text:ruby-text></text:ruby> <text:ruby text:style-name="Ru1"><text:ruby-base>樓</text:ruby-base><text:ruby-text>lâu</text:ruby-text></text:ruby> ， <text:ruby text:style-name="Ru1"><text:ruby-base>增</text:ruby-base><text:ruby-text>cheng</text:ruby-text></text:ruby> <text:ruby text:style-name="Ru1"><text:ruby-base>其</text:ruby-base><text:ruby-text>kî</text:ruby-text></text:ruby> <text:ruby text:style-name="Ru1"><text:ruby-base>舊</text:ruby-base><text:ruby-text>kiū</text:ruby-text></text:ruby> <text:ruby text:style-name="Ru1"><text:ruby-base>制</text:ruby-base><text:ruby-text>chè</text:ruby-text></text:ruby> ， <text:line-break/><text:ruby text:style-name="Ru1"><text:ruby-base>刻</text:ruby-base><text:ruby-text>khek</text:ruby-text></text:ruby> <text:ruby text:style-name="Ru1"><text:ruby-base>唐</text:ruby-base><text:ruby-text>tông</text:ruby-text></text:ruby> <text:ruby text:style-name="Ru1"><text:ruby-base>賢</text:ruby-base><text:ruby-text>hiân</text:ruby-text></text:ruby> <text:ruby text:style-name="Ru1"><text:ruby-base>今</text:ruby-base><text:ruby-text>kim</text:ruby-text></text:ruby> <text:ruby text:style-name="Ru1"><text:ruby-base>人</text:ruby-base><text:ruby-text>jîn</text:ruby-text></text:ruby> <text:ruby text:style-name="Ru1"><text:ruby-base>詩</text:ruby-base><text:ruby-text>si</text:ruby-text></text:ruby> <text:ruby text:style-name="Ru1"><text:ruby-base>賦</text:ruby-base><text:ruby-text>hù</text:ruby-text></text:ruby> <text:ruby text:style-name="Ru1"><text:ruby-base>於</text:ruby-base><text:ruby-text>î</text:ruby-text></text:ruby> <text:ruby text:style-name="Ru1"><text:ruby-base>其</text:ruby-base><text:ruby-text>kî</text:ruby-text></text:ruby> <text:ruby text:style-name="Ru1"><text:ruby-base>上</text:ruby-base><text:ruby-text>siōng</text:ruby-text></text:ruby> 。 <text:line-break/><text:ruby text:style-name="Ru1"><text:ruby-base>屬</text:ruby-base><text:ruby-text>chiok</text:ruby-text></text:ruby> <text:ruby text:style-name="Ru1"><text:ruby-base>予</text:ruby-base><text:ruby-text>û</text:ruby-text></text:ruby> <text:ruby text:style-name="Ru1"><text:ruby-base>作</text:ruby-base><text:ruby-text>chok</text:ruby-text></text:ruby> <text:ruby text:style-name="Ru1"><text:ruby-base>文</text:ruby-base><text:ruby-text>bûn</text:ruby-text></text:ruby> <text:ruby text:style-name="Ru1"><text:ruby-base>以</text:ruby-base><text:ruby-text>í</text:ruby-text></text:ruby> <text:ruby text:style-name="Ru1"><text:ruby-base>記</text:ruby-base><text:ruby-text>kì</text:ruby-text></text:ruby> <text:ruby text:style-name="Ru1"><text:ruby-base>之</text:ruby-base><text:ruby-text>chi</text:ruby-text></text:ruby> 。 </text:p>
      <text:p text:style-name="P1"><text:ruby text:style-name="Ru1"><text:ruby-base>予</text:ruby-base><text:ruby-text>û</text:ruby-text></text:ruby> <text:ruby text:style-name="Ru1"><text:ruby-base>觀</text:ruby-base><text:ruby-text>koan</text:ruby-text></text:ruby> <text:ruby text:style-name="Ru1"><text:ruby-base>夫</text:ruby-base><text:ruby-text>hu</text:ruby-text></text:ruby> <text:ruby text:style-name="Ru1"><text:ruby-base>巴</text:ruby-base><text:ruby-text>pa</text:ruby-text></text:ruby> <text:ruby text:style-name="Ru1"><text:ruby-base>陵</text:ruby-base><text:ruby-text>lêng</text:ruby-text></text:ruby> <text:ruby text:style-name="Ru1"><text:ruby-base>勝</text:ruby-base><text:ruby-text>sèng</text:ruby-text></text:ruby> <text:ruby text:style-name="Ru1"><text:ruby-base>狀</text:ruby-base><text:ruby-text>chōng</text:ruby-text></text:ruby> ， <text:line-break/><text:ruby text:style-name="Ru1"><text:ruby-base>在</text:ruby-base><text:ruby-text>chāi</text:ruby-text></text:ruby> <text:ruby text:style-name="Ru1"><text:ruby-base>洞</text:ruby-base><text:ruby-text>tōng</text:ruby-text></text:ruby> <text:ruby text:style-name="Ru1"><text:ruby-base>庭</text:ruby-base><text:ruby-text>têng</text:ruby-text></text:ruby> <text:ruby text:style-name="Ru1"><text:ruby-base>一</text:ruby-base><text:ruby-text>it</text:ruby-text></text:ruby> <text:ruby text:style-name="Ru1"><text:ruby-base>湖</text:ruby-base><text:ruby-text>ô͘</text:ruby-text></text:ruby> 。 <text:line-break/><text:soft-page-break/><text:ruby text:style-name="Ru1"><text:ruby-base>銜</text:ruby-base><text:ruby-text>hâm</text:ruby-text></text:ruby> <text:ruby text:style-name="Ru1"><text:ruby-base>遠</text:ruby-base><text:ruby-text>oán</text:ruby-text></text:ruby> <text:ruby text:style-name="Ru1"><text:ruby-base>山</text:ruby-base><text:ruby-text>san</text:ruby-text></text:ruby> ， <text:ruby text:style-name="Ru1"><text:ruby-base>吞</text:ruby-base><text:ruby-text>thun</text:ruby-text></text:ruby> <text:ruby text:style-name="Ru1"><text:ruby-base>長</text:ruby-base><text:ruby-text>tióng</text:ruby-text></text:ruby> <text:ruby text:style-name="Ru1"><text:ruby-base>江</text:ruby-base><text:ruby-text>kang</text:ruby-text></text:ruby> ， <text:line-break/><text:ruby text:style-name="Ru1"><text:ruby-base>浩</text:ruby-base><text:ruby-text>hō</text:ruby-text></text:ruby> <text:ruby text:style-name="Ru1"><text:ruby-base>浩</text:ruby-base><text:ruby-text>hō</text:ruby-text></text:ruby> <text:ruby text:style-name="Ru1"><text:ruby-base>湯</text:ruby-base><text:ruby-text>thong</text:ruby-text></text:ruby> <text:ruby text:style-name="Ru1"><text:ruby-base>湯</text:ruby-base><text:ruby-text>thong</text:ruby-text></text:ruby> ， <text:ruby text:style-name="Ru1"><text:ruby-base>橫</text:ruby-base><text:ruby-text>hêng</text:ruby-text></text:ruby> <text:ruby text:style-name="Ru1"><text:ruby-base>無</text:ruby-base><text:ruby-text>bû</text:ruby-text></text:ruby> <text:ruby text:style-name="Ru1"><text:ruby-base>際</text:ruby-base><text:ruby-text>chè</text:ruby-text></text:ruby> <text:ruby text:style-name="Ru1"><text:ruby-base>涯</text:ruby-base><text:ruby-text>gâi</text:ruby-text></text:ruby> ； <text:line-break/><text:ruby text:style-name="Ru1"><text:ruby-base>朝</text:ruby-base><text:ruby-text>tiâu</text:ruby-text></text:ruby> <text:ruby text:style-name="Ru1"><text:ruby-base>暉</text:ruby-base><text:ruby-text>hui</text:ruby-text></text:ruby> <text:ruby text:style-name="Ru1"><text:ruby-base>夕</text:ruby-base><text:ruby-text>se̍k</text:ruby-text></text:ruby> <text:ruby text:style-name="Ru1"><text:ruby-base>陰</text:ruby-base><text:ruby-text>im</text:ruby-text></text:ruby> ， <text:ruby text:style-name="Ru1"><text:ruby-base>氣</text:ruby-base><text:ruby-text>khì</text:ruby-text></text:ruby> <text:ruby text:style-name="Ru1"><text:ruby-base>象</text:ruby-base><text:ruby-text>siōng</text:ruby-text></text:ruby> <text:ruby text:style-name="Ru1"><text:ruby-base>萬</text:ruby-base><text:ruby-text>bān</text:ruby-text></text:ruby> <text:ruby text:style-name="Ru1"><text:ruby-base>千</text:ruby-base><text:ruby-text>chhian</text:ruby-text></text:ruby> 。 <text:line-break/><text:ruby text:style-name="Ru1"><text:ruby-base>此</text:ruby-base><text:ruby-text>chhú</text:ruby-text></text:ruby> <text:ruby text:style-name="Ru1"><text:ruby-base>則</text:ruby-base><text:ruby-text>chek</text:ruby-text></text:ruby> <text:ruby text:style-name="Ru1"><text:ruby-base>岳</text:ruby-base><text:ruby-text>ga̍k</text:ruby-text></text:ruby> <text:ruby text:style-name="Ru1"><text:ruby-base>陽</text:ruby-base><text:ruby-text>iông</text:ruby-text></text:ruby> <text:ruby text:style-name="Ru1"><text:ruby-base>樓</text:ruby-base><text:ruby-text>lâu</text:ruby-text></text:ruby> <text:ruby text:style-name="Ru1"><text:ruby-base>之</text:ruby-base><text:ruby-text>chi</text:ruby-text></text:ruby> <text:ruby text:style-name="Ru1"><text:ruby-base>大</text:ruby-base><text:ruby-text>tāi</text:ruby-text></text:ruby> <text:ruby text:style-name="Ru1"><text:ruby-base>觀</text:ruby-base><text:ruby-text>koan</text:ruby-text></text:ruby> <text:ruby text:style-name="Ru1"><text:ruby-base>也</text:ruby-base><text:ruby-text>iā</text:ruby-text></text:ruby> ， <text:line-break/><text:ruby text:style-name="Ru1"><text:ruby-base>前</text:ruby-base><text:ruby-text>chiân</text:ruby-text></text:ruby> <text:ruby text:style-name="Ru1"><text:ruby-base>人</text:ruby-base><text:ruby-text>jîn</text:ruby-text></text:ruby> <text:ruby text:style-name="Ru1"><text:ruby-base>之</text:ruby-base><text:ruby-text>chi</text:ruby-text></text:ruby> <text:ruby text:style-name="Ru1"><text:ruby-base>述</text:ruby-base><text:ruby-text>su̍t</text:ruby-text></text:ruby> <text:ruby text:style-name="Ru1"><text:ruby-base>備</text:ruby-base><text:ruby-text>pī</text:ruby-text></text:ruby> <text:ruby text:style-name="Ru1"><text:ruby-base>矣</text:ruby-base><text:ruby-text>ì</text:ruby-text></text:ruby> 。 <text:line-break/><text:soft-page-break/><text:ruby text:style-name="Ru1"><text:ruby-base>然</text:ruby-base><text:ruby-text>jiân</text:ruby-text></text:ruby> <text:ruby text:style-name="Ru1"><text:ruby-base>則</text:ruby-base><text:ruby-text>chek</text:ruby-text></text:ruby> <text:ruby text:style-name="Ru1"><text:ruby-base>北</text:ruby-base><text:ruby-text>pok</text:ruby-text></text:ruby> <text:ruby text:style-name="Ru1"><text:ruby-base>通</text:ruby-base><text:ruby-text>thong</text:ruby-text></text:ruby> <text:ruby text:style-name="Ru1"><text:ruby-base>巫</text:ruby-base><text:ruby-text>bû</text:ruby-text></text:ruby> <text:ruby text:style-name="Ru1"><text:ruby-base>峽</text:ruby-base><text:ruby-text>kiap</text:ruby-text></text:ruby> ， <text:ruby text:style-name="Ru1"><text:ruby-base>南</text:ruby-base><text:ruby-text>lâm</text:ruby-text></text:ruby> <text:ruby text:style-name="Ru1"><text:ruby-base>極</text:ruby-base><text:ruby-text>ke̍k</text:ruby-text></text:ruby> <text:ruby text:style-name="Ru1"><text:ruby-base>瀟</text:ruby-base><text:ruby-text>siau</text:ruby-text></text:ruby> <text:ruby text:style-name="Ru1"><text:ruby-base>湘</text:ruby-base><text:ruby-text>siong</text:ruby-text></text:ruby> ， <text:ruby text:style-name="Ru1"><text:ruby-base>遷</text:ruby-base><text:ruby-text>chhian</text:ruby-text></text:ruby> <text:ruby text:style-name="Ru1"><text:ruby-base>客</text:ruby-base><text:ruby-text>khek</text:ruby-text></text:ruby> <text:ruby text:style-name="Ru1"><text:ruby-base>騷</text:ruby-base><text:ruby-text>so</text:ruby-text></text:ruby> <text:ruby text:style-name="Ru1"><text:ruby-base>人</text:ruby-base><text:ruby-text>jîn</text:ruby-text></text:ruby> ， <text:ruby text:style-name="Ru1"><text:ruby-base>多</text:ruby-base><text:ruby-text>to</text:ruby-text></text:ruby> <text:ruby text:style-name="Ru1"><text:ruby-base>會</text:ruby-base><text:ruby-text>hōe</text:ruby-text></text:ruby> <text:ruby text:style-name="Ru1"><text:ruby-base>於</text:ruby-base><text:ruby-text>î</text:ruby-text></text:ruby> <text:ruby text:style-name="Ru1"><text:ruby-base>此</text:ruby-base><text:ruby-text>chhú</text:ruby-text></text:ruby> ， <text:line-break/><text:ruby text:style-name="Ru1"><text:ruby-base>覽</text:ruby-base><text:ruby-text>lám</text:ruby-text></text:ruby> <text:ruby text:style-name="Ru1"><text:ruby-base>物</text:ruby-base><text:ruby-text>bu̍t</text:ruby-text></text:ruby> <text:ruby text:style-name="Ru1"><text:ruby-base>之</text:ruby-base><text:ruby-text>chi</text:ruby-text></text:ruby> <text:ruby text:style-name="Ru1"><text:ruby-base>情</text:ruby-base><text:ruby-text>chêng</text:ruby-text></text:ruby> ， <text:ruby text:style-name="Ru1"><text:ruby-base>得</text:ruby-base><text:ruby-text>tek</text:ruby-text></text:ruby> <text:ruby text:style-name="Ru1"><text:ruby-base>無</text:ruby-base><text:ruby-text>bû</text:ruby-text></text:ruby> <text:ruby text:style-name="Ru1"><text:ruby-base>異</text:ruby-base><text:ruby-text>ī</text:ruby-text></text:ruby> <text:ruby text:style-name="Ru1"><text:ruby-base>乎</text:ruby-base><text:ruby-text>hohⁿ</text:ruby-text></text:ruby> ? </text:p>
      <text:p text:style-name="P1"><text:ruby text:style-name="Ru1"><text:ruby-base>若</text:ruby-base><text:ruby-text>jio̍k</text:ruby-text></text:ruby> <text:ruby text:style-name="Ru1"><text:ruby-base>夫</text:ruby-base><text:ruby-text>hu</text:ruby-text></text:ruby> <text:ruby text:style-name="Ru1"><text:ruby-base>霪</text:ruby-base><text:ruby-text>îm</text:ruby-text></text:ruby> <text:ruby text:style-name="Ru1"><text:ruby-base>雨</text:ruby-base><text:ruby-text>ú</text:ruby-text></text:ruby> <text:ruby text:style-name="Ru1"><text:ruby-base>霏</text:ruby-base><text:ruby-text>hui</text:ruby-text></text:ruby> <text:ruby text:style-name="Ru1"><text:ruby-base>霏</text:ruby-base><text:ruby-text>hui</text:ruby-text></text:ruby> ， <text:ruby text:style-name="Ru1"><text:ruby-base>連</text:ruby-base><text:ruby-text>liân</text:ruby-text></text:ruby> <text:ruby text:style-name="Ru1"><text:ruby-base>月</text:ruby-base><text:ruby-text>goa̍t</text:ruby-text></text:ruby> <text:ruby text:style-name="Ru1"><text:ruby-base>不</text:ruby-base><text:ruby-text>put</text:ruby-text></text:ruby> <text:ruby text:style-name="Ru1"><text:ruby-base>開</text:ruby-base><text:ruby-text>khai</text:ruby-text></text:ruby> ， <text:line-break/><text:ruby text:style-name="Ru1"><text:ruby-base>陰</text:ruby-base><text:ruby-text>im</text:ruby-text></text:ruby> <text:ruby text:style-name="Ru1"><text:ruby-base>風</text:ruby-base><text:ruby-text>hong</text:ruby-text></text:ruby> <text:ruby text:style-name="Ru1"><text:ruby-base>怒</text:ruby-base><text:ruby-text>nō͘</text:ruby-text></text:ruby> <text:ruby text:style-name="Ru1"><text:ruby-base>號</text:ruby-base><text:ruby-text>hō</text:ruby-text></text:ruby> ， <text:ruby text:style-name="Ru1"><text:ruby-base>濁</text:ruby-base><text:ruby-text>to̍k</text:ruby-text></text:ruby> <text:ruby text:style-name="Ru1"><text:ruby-base>浪</text:ruby-base><text:ruby-text>lōng</text:ruby-text></text:ruby> <text:ruby text:style-name="Ru1"><text:ruby-base>排</text:ruby-base><text:ruby-text>pâi</text:ruby-text></text:ruby> <text:ruby text:style-name="Ru1"><text:ruby-base>空</text:ruby-base><text:ruby-text>khong</text:ruby-text></text:ruby> ； <text:line-break/><text:soft-page-break/><text:ruby text:style-name="Ru1"><text:ruby-base>日</text:ruby-base><text:ruby-text>ji̍t</text:ruby-text></text:ruby> <text:ruby text:style-name="Ru1"><text:ruby-base>星</text:ruby-base><text:ruby-text>chhiⁿ</text:ruby-text></text:ruby> <text:ruby text:style-name="Ru1"><text:ruby-base>隱</text:ruby-base><text:ruby-text>ún</text:ruby-text></text:ruby> <text:ruby text:style-name="Ru1"><text:ruby-base>曜</text:ruby-base><text:ruby-text>iāu</text:ruby-text></text:ruby> ， <text:ruby text:style-name="Ru1"><text:ruby-base>山</text:ruby-base><text:ruby-text>san</text:ruby-text></text:ruby> <text:ruby text:style-name="Ru1"><text:ruby-base>嶽</text:ruby-base><text:ruby-text>ga̍k</text:ruby-text></text:ruby> <text:ruby text:style-name="Ru1"><text:ruby-base>潛</text:ruby-base><text:ruby-text>chiâm</text:ruby-text></text:ruby> <text:ruby text:style-name="Ru1"><text:ruby-base>形</text:ruby-base><text:ruby-text>hêng</text:ruby-text></text:ruby> ； <text:line-break/><text:ruby text:style-name="Ru1"><text:ruby-base>商</text:ruby-base><text:ruby-text>siong</text:ruby-text></text:ruby> <text:ruby text:style-name="Ru1"><text:ruby-base>旅</text:ruby-base><text:ruby-text>lú</text:ruby-text></text:ruby> <text:ruby text:style-name="Ru1"><text:ruby-base>不</text:ruby-base><text:ruby-text>put</text:ruby-text></text:ruby> <text:ruby text:style-name="Ru1"><text:ruby-base>行</text:ruby-base><text:ruby-text>hêng</text:ruby-text></text:ruby> ， <text:ruby text:style-name="Ru1"><text:ruby-base>檣</text:ruby-base><text:ruby-text>chhiông</text:ruby-text></text:ruby> <text:ruby text:style-name="Ru1"><text:ruby-base>傾</text:ruby-base><text:ruby-text>kheng</text:ruby-text></text:ruby> <text:ruby text:style-name="Ru1"><text:ruby-base>楫</text:ruby-base><text:ruby-text>chhip</text:ruby-text></text:ruby> <text:ruby text:style-name="Ru1"><text:ruby-base>摧</text:ruby-base><text:ruby-text>chhui</text:ruby-text></text:ruby> ； <text:line-break/><text:ruby text:style-name="Ru1"><text:ruby-base>薄</text:ruby-base><text:ruby-text>po̍k</text:ruby-text></text:ruby> <text:ruby text:style-name="Ru1"><text:ruby-base>暮</text:ruby-base><text:ruby-text>bō͘</text:ruby-text></text:ruby> <text:ruby text:style-name="Ru1"><text:ruby-base>冥</text:ruby-base><text:ruby-text>bêng</text:ruby-text></text:ruby> <text:ruby text:style-name="Ru1"><text:ruby-base>冥</text:ruby-base><text:ruby-text>bêng</text:ruby-text></text:ruby> ， <text:ruby text:style-name="Ru1"><text:ruby-base>虎</text:ruby-base><text:ruby-text>hó͘</text:ruby-text></text:ruby> <text:ruby text:style-name="Ru1"><text:ruby-base>嘯</text:ruby-base><text:ruby-text>siàu</text:ruby-text></text:ruby> <text:ruby text:style-name="Ru1"><text:ruby-base>猿</text:ruby-base><text:ruby-text>oân</text:ruby-text></text:ruby> <text:ruby text:style-name="Ru1"><text:ruby-base>啼</text:ruby-base><text:ruby-text>thê</text:ruby-text></text:ruby> 。 <text:line-break/><text:ruby text:style-name="Ru1"><text:ruby-base>登</text:ruby-base><text:ruby-text>teng</text:ruby-text></text:ruby> <text:ruby text:style-name="Ru1"><text:ruby-base>斯</text:ruby-base><text:ruby-text>su</text:ruby-text></text:ruby> <text:ruby text:style-name="Ru1"><text:ruby-base>樓</text:ruby-base><text:ruby-text>lâu</text:ruby-text></text:ruby> <text:ruby text:style-name="Ru1"><text:ruby-base>也</text:ruby-base><text:ruby-text>iā</text:ruby-text></text:ruby> ， <text:ruby text:style-name="Ru1"><text:ruby-base>則</text:ruby-base><text:ruby-text>chek</text:ruby-text></text:ruby> <text:ruby text:style-name="Ru1"><text:ruby-base>有</text:ruby-base><text:ruby-text>iú</text:ruby-text></text:ruby> <text:ruby text:style-name="Ru1"><text:ruby-base>去</text:ruby-base><text:ruby-text>khù</text:ruby-text></text:ruby> <text:ruby text:style-name="Ru1"><text:ruby-base>國</text:ruby-base><text:ruby-text>kok</text:ruby-text></text:ruby> <text:ruby text:style-name="Ru1"><text:ruby-base>懷</text:ruby-base><text:ruby-text>hoâi</text:ruby-text></text:ruby> <text:ruby text:style-name="Ru1"><text:ruby-base>鄉</text:ruby-base><text:ruby-text>hiong</text:ruby-text></text:ruby> ， <text:line-break/><text:ruby text:style-name="Ru1"><text:ruby-base>憂</text:ruby-base><text:ruby-text>iu</text:ruby-text></text:ruby> <text:ruby text:style-name="Ru1"><text:ruby-base>讒</text:ruby-base><text:ruby-text>chhâm</text:ruby-text></text:ruby> <text:ruby text:style-name="Ru1"><text:ruby-base>畏</text:ruby-base><text:ruby-text>ùi</text:ruby-text></text:ruby> <text:ruby text:style-name="Ru1"><text:ruby-base>譏</text:ruby-base><text:ruby-text>ki</text:ruby-text></text:ruby> ， <text:ruby text:style-name="Ru1"><text:ruby-base>滿</text:ruby-base><text:ruby-text>boán</text:ruby-text></text:ruby> <text:ruby text:style-name="Ru1"><text:ruby-base>目</text:ruby-base><text:ruby-text>bo̍k</text:ruby-text></text:ruby> <text:ruby text:style-name="Ru1"><text:ruby-base>蕭</text:ruby-base><text:ruby-text>siau</text:ruby-text></text:ruby> <text:ruby text:style-name="Ru1"><text:ruby-base>然</text:ruby-base><text:ruby-text>jiân</text:ruby-text></text:ruby> ， <text:line-break/><text:soft-page-break/><text:ruby text:style-name="Ru1"><text:ruby-base>感</text:ruby-base><text:ruby-text>kám</text:ruby-text></text:ruby> <text:ruby text:style-name="Ru1"><text:ruby-base>極</text:ruby-base><text:ruby-text>ke̍k</text:ruby-text></text:ruby> <text:ruby text:style-name="Ru1"><text:ruby-base>而</text:ruby-base><text:ruby-text>jî</text:ruby-text></text:ruby> <text:ruby text:style-name="Ru1"><text:ruby-base>悲</text:ruby-base><text:ruby-text>pi</text:ruby-text></text:ruby> <text:ruby text:style-name="Ru1"><text:ruby-base>者</text:ruby-base><text:ruby-text>chiá</text:ruby-text></text:ruby> <text:ruby text:style-name="Ru1"><text:ruby-base>矣</text:ruby-base><text:ruby-text>ì</text:ruby-text></text:ruby> 。 </text:p>
      <text:p text:style-name="P1"><text:ruby text:style-name="Ru1"><text:ruby-base>至</text:ruby-base><text:ruby-text>chì</text:ruby-text></text:ruby> <text:ruby text:style-name="Ru1"><text:ruby-base>若</text:ruby-base><text:ruby-text>jio̍k</text:ruby-text></text:ruby> <text:ruby text:style-name="Ru1"><text:ruby-base>春</text:ruby-base><text:ruby-text>chhun</text:ruby-text></text:ruby> <text:ruby text:style-name="Ru1"><text:ruby-base>和</text:ruby-base><text:ruby-text>hô</text:ruby-text></text:ruby> <text:ruby text:style-name="Ru1"><text:ruby-base>景</text:ruby-base><text:ruby-text>kéng</text:ruby-text></text:ruby> <text:ruby text:style-name="Ru1"><text:ruby-base>明</text:ruby-base><text:ruby-text>bêng</text:ruby-text></text:ruby> ， <text:ruby text:style-name="Ru1"><text:ruby-base>波</text:ruby-base><text:ruby-text>pho</text:ruby-text></text:ruby> <text:ruby text:style-name="Ru1"><text:ruby-base>瀾</text:ruby-base><text:ruby-text>lân</text:ruby-text></text:ruby> <text:ruby text:style-name="Ru1"><text:ruby-base>不</text:ruby-base><text:ruby-text>put</text:ruby-text></text:ruby> <text:ruby text:style-name="Ru1"><text:ruby-base>驚</text:ruby-base><text:ruby-text>kiⁿ</text:ruby-text></text:ruby> ， <text:line-break/><text:ruby text:style-name="Ru1"><text:ruby-base>上</text:ruby-base><text:ruby-text>siōng</text:ruby-text></text:ruby> <text:ruby text:style-name="Ru1"><text:ruby-base>下</text:ruby-base><text:ruby-text>hā</text:ruby-text></text:ruby> <text:ruby text:style-name="Ru1"><text:ruby-base>天</text:ruby-base><text:ruby-text>thian</text:ruby-text></text:ruby> <text:ruby text:style-name="Ru1"><text:ruby-base>光</text:ruby-base><text:ruby-text>kong</text:ruby-text></text:ruby> ， <text:ruby text:style-name="Ru1"><text:ruby-base>一</text:ruby-base><text:ruby-text>it</text:ruby-text></text:ruby> <text:ruby text:style-name="Ru1"><text:ruby-base>碧</text:ruby-base><text:ruby-text>phek</text:ruby-text></text:ruby> <text:ruby text:style-name="Ru1"><text:ruby-base>萬</text:ruby-base><text:ruby-text>bān</text:ruby-text></text:ruby> <text:ruby text:style-name="Ru1"><text:ruby-base>頃</text:ruby-base><text:ruby-text>khéng</text:ruby-text></text:ruby> ； <text:line-break/><text:ruby text:style-name="Ru1"><text:ruby-base>沙</text:ruby-base><text:ruby-text>sa</text:ruby-text></text:ruby> <text:ruby text:style-name="Ru1"><text:ruby-base>鷗</text:ruby-base><text:ruby-text>o͘</text:ruby-text></text:ruby> <text:ruby text:style-name="Ru1"><text:ruby-base>翔</text:ruby-base><text:ruby-text>siông</text:ruby-text></text:ruby> <text:ruby text:style-name="Ru1"><text:ruby-base>集</text:ruby-base><text:ruby-text>chip</text:ruby-text></text:ruby> ， <text:ruby text:style-name="Ru1"><text:ruby-base>錦</text:ruby-base><text:ruby-text>gìm</text:ruby-text></text:ruby> <text:ruby text:style-name="Ru1"><text:ruby-base>鱗</text:ruby-base><text:ruby-text>lîn</text:ruby-text></text:ruby> <text:ruby text:style-name="Ru1"><text:ruby-base>游</text:ruby-base><text:ruby-text>iû</text:ruby-text></text:ruby> <text:ruby text:style-name="Ru1"><text:ruby-base>泳</text:ruby-base><text:ruby-text>ēng</text:ruby-text></text:ruby> ； <text:line-break/><text:ruby text:style-name="Ru1"><text:ruby-base>岸</text:ruby-base><text:ruby-text>gān</text:ruby-text></text:ruby> <text:ruby text:style-name="Ru1"><text:ruby-base>芷</text:ruby-base><text:ruby-text>chí</text:ruby-text></text:ruby> <text:ruby text:style-name="Ru1"><text:ruby-base>汀</text:ruby-base><text:ruby-text>theng</text:ruby-text></text:ruby> <text:ruby text:style-name="Ru1"><text:ruby-base>蘭</text:ruby-base><text:ruby-text>lân</text:ruby-text></text:ruby> ， <text:ruby text:style-name="Ru1"><text:ruby-base>郁</text:ruby-base><text:ruby-text>hiok</text:ruby-text></text:ruby> <text:ruby text:style-name="Ru1"><text:ruby-base>青</text:ruby-base><text:ruby-text>chheng</text:ruby-text></text:ruby> <text:ruby text:style-name="Ru1"><text:ruby-base>青</text:ruby-base><text:ruby-text>chheng</text:ruby-text></text:ruby> 。 <text:line-break/><text:soft-page-break/><text:ruby text:style-name="Ru1"><text:ruby-base>而</text:ruby-base><text:ruby-text>jî</text:ruby-text></text:ruby> <text:ruby text:style-name="Ru1"><text:ruby-base>或</text:ruby-base><text:ruby-text>he̍k</text:ruby-text></text:ruby> <text:ruby text:style-name="Ru1"><text:ruby-base>長</text:ruby-base><text:ruby-text>tiông</text:ruby-text></text:ruby> <text:ruby text:style-name="Ru1"><text:ruby-base>煙</text:ruby-base><text:ruby-text>ian</text:ruby-text></text:ruby> <text:ruby text:style-name="Ru1"><text:ruby-base>一</text:ruby-base><text:ruby-text>it</text:ruby-text></text:ruby> <text:ruby text:style-name="Ru1"><text:ruby-base>空</text:ruby-base><text:ruby-text>khong</text:ruby-text></text:ruby> ， <text:ruby text:style-name="Ru1"><text:ruby-base>皓</text:ruby-base><text:ruby-text>hō͘</text:ruby-text></text:ruby> <text:ruby text:style-name="Ru1"><text:ruby-base>月</text:ruby-base><text:ruby-text>goa̍t</text:ruby-text></text:ruby> <text:ruby text:style-name="Ru1"><text:ruby-base>千</text:ruby-base><text:ruby-text>chhian</text:ruby-text></text:ruby> <text:ruby text:style-name="Ru1"><text:ruby-base>里</text:ruby-base><text:ruby-text>lí</text:ruby-text></text:ruby> ， <text:ruby text:style-name="Ru1"><text:ruby-base>浮</text:ruby-base><text:ruby-text>hû</text:ruby-text></text:ruby> <text:ruby text:style-name="Ru1"><text:ruby-base>光</text:ruby-base><text:ruby-text>kong</text:ruby-text></text:ruby> <text:ruby text:style-name="Ru1"><text:ruby-base>躍</text:ruby-base><text:ruby-text>io̍k</text:ruby-text></text:ruby> <text:ruby text:style-name="Ru1"><text:ruby-base>金</text:ruby-base><text:ruby-text>kim</text:ruby-text></text:ruby> ， <text:ruby text:style-name="Ru1"><text:ruby-base>靜</text:ruby-base><text:ruby-text>chēng</text:ruby-text></text:ruby> <text:ruby text:style-name="Ru1"><text:ruby-base>影</text:ruby-base><text:ruby-text>éng</text:ruby-text></text:ruby> <text:ruby text:style-name="Ru1"><text:ruby-base>沉</text:ruby-base><text:ruby-text>tîm</text:ruby-text></text:ruby> <text:ruby text:style-name="Ru1"><text:ruby-base>璧</text:ruby-base><text:ruby-text>phek</text:ruby-text></text:ruby> ， <text:line-break/><text:ruby text:style-name="Ru1"><text:ruby-base>漁</text:ruby-base><text:ruby-text>gû</text:ruby-text></text:ruby> <text:ruby text:style-name="Ru1"><text:ruby-base>歌</text:ruby-base><text:ruby-text>ko</text:ruby-text></text:ruby> <text:ruby text:style-name="Ru1"><text:ruby-base>互</text:ruby-base><text:ruby-text>hō͘</text:ruby-text></text:ruby> <text:ruby text:style-name="Ru1"><text:ruby-base>答</text:ruby-base><text:ruby-text>tap</text:ruby-text></text:ruby> ， <text:ruby text:style-name="Ru1"><text:ruby-base>此</text:ruby-base><text:ruby-text>chhú</text:ruby-text></text:ruby> <text:ruby text:style-name="Ru1"><text:ruby-base>樂</text:ruby-base><text:ruby-text>lo̍k</text:ruby-text></text:ruby> <text:ruby text:style-name="Ru1"><text:ruby-base>何</text:ruby-base><text:ruby-text>hô</text:ruby-text></text:ruby> <text:ruby text:style-name="Ru1"><text:ruby-base>極</text:ruby-base><text:ruby-text>ke̍k</text:ruby-text></text:ruby> ！ <text:line-break/><text:ruby text:style-name="Ru1"><text:ruby-base>登</text:ruby-base><text:ruby-text>teng</text:ruby-text></text:ruby> <text:ruby text:style-name="Ru1"><text:ruby-base>斯</text:ruby-base><text:ruby-text>su</text:ruby-text></text:ruby> <text:ruby text:style-name="Ru1"><text:ruby-base>樓</text:ruby-base><text:ruby-text>lâu</text:ruby-text></text:ruby> <text:ruby text:style-name="Ru1"><text:ruby-base>也</text:ruby-base><text:ruby-text>iā</text:ruby-text></text:ruby> ， <text:line-break/><text:ruby text:style-name="Ru1"><text:ruby-base>則</text:ruby-base><text:ruby-text>chek</text:ruby-text></text:ruby> <text:ruby text:style-name="Ru1"><text:ruby-base>有</text:ruby-base><text:ruby-text>iú</text:ruby-text></text:ruby> <text:ruby text:style-name="Ru1"><text:ruby-base>心</text:ruby-base><text:ruby-text>sim</text:ruby-text></text:ruby> <text:ruby text:style-name="Ru1"><text:ruby-base>曠</text:ruby-base><text:ruby-text>khòng</text:ruby-text></text:ruby> <text:ruby text:style-name="Ru1"><text:ruby-base>神</text:ruby-base><text:ruby-text>sîn</text:ruby-text></text:ruby> <text:ruby text:style-name="Ru1"><text:ruby-base>怡</text:ruby-base><text:ruby-text>î</text:ruby-text></text:ruby> ， <text:ruby text:style-name="Ru1"><text:ruby-base>寵</text:ruby-base><text:ruby-text>thióng</text:ruby-text></text:ruby> <text:ruby text:style-name="Ru1"><text:ruby-base>辱</text:ruby-base><text:ruby-text>jio̍k</text:ruby-text></text:ruby> <text:ruby text:style-name="Ru1"><text:ruby-base>偕</text:ruby-base><text:ruby-text>kai</text:ruby-text></text:ruby> <text:ruby text:style-name="Ru1"><text:ruby-base>忘</text:ruby-base><text:ruby-text>bōng</text:ruby-text></text:ruby> ， <text:soft-page-break/><text:ruby text:style-name="Ru1"><text:ruby-base>把</text:ruby-base><text:ruby-text>pá</text:ruby-text></text:ruby> <text:ruby text:style-name="Ru1"><text:ruby-base>酒</text:ruby-base><text:ruby-text>chiú</text:ruby-text></text:ruby> <text:ruby text:style-name="Ru1"><text:ruby-base>臨</text:ruby-base><text:ruby-text>lîm</text:ruby-text></text:ruby> <text:ruby text:style-name="Ru1"><text:ruby-base>風</text:ruby-base><text:ruby-text>hong</text:ruby-text></text:ruby> ， <text:ruby text:style-name="Ru1"><text:ruby-base>其</text:ruby-base><text:ruby-text>kî</text:ruby-text></text:ruby> <text:ruby text:style-name="Ru1"><text:ruby-base>喜</text:ruby-base><text:ruby-text>hí</text:ruby-text></text:ruby> <text:ruby text:style-name="Ru1"><text:ruby-base>洋</text:ruby-base><text:ruby-text>iông</text:ruby-text></text:ruby> <text:ruby text:style-name="Ru1"><text:ruby-base>洋</text:ruby-base><text:ruby-text>iông</text:ruby-text></text:ruby> <text:ruby text:style-name="Ru1"><text:ruby-base>者</text:ruby-base><text:ruby-text>chiá</text:ruby-text></text:ruby> <text:ruby text:style-name="Ru1"><text:ruby-base>矣</text:ruby-base><text:ruby-text>ì</text:ruby-text></text:ruby> 。 </text:p>
      <text:p text:style-name="P1"><text:ruby text:style-name="Ru1"><text:ruby-base>嗟</text:ruby-base><text:ruby-text>chia</text:ruby-text></text:ruby> <text:ruby text:style-name="Ru1"><text:ruby-base>夫</text:ruby-base><text:ruby-text>hu</text:ruby-text></text:ruby> ！ <text:ruby text:style-name="Ru1"><text:ruby-base>予</text:ruby-base><text:ruby-text>û</text:ruby-text></text:ruby> <text:ruby text:style-name="Ru1"><text:ruby-base>嘗</text:ruby-base><text:ruby-text>siông</text:ruby-text></text:ruby> <text:ruby text:style-name="Ru1"><text:ruby-base>求</text:ruby-base><text:ruby-text>kiû</text:ruby-text></text:ruby> <text:ruby text:style-name="Ru1"><text:ruby-base>古</text:ruby-base><text:ruby-text>kó͘</text:ruby-text></text:ruby> <text:ruby text:style-name="Ru1"><text:ruby-base>仁</text:ruby-base><text:ruby-text>jîn</text:ruby-text></text:ruby> <text:ruby text:style-name="Ru1"><text:ruby-base>人</text:ruby-base><text:ruby-text>jîn</text:ruby-text></text:ruby> <text:ruby text:style-name="Ru1"><text:ruby-base>之</text:ruby-base><text:ruby-text>chi</text:ruby-text></text:ruby> <text:ruby text:style-name="Ru1"><text:ruby-base>心</text:ruby-base><text:ruby-text>sim</text:ruby-text></text:ruby> ， <text:line-break/><text:ruby text:style-name="Ru1"><text:ruby-base>或</text:ruby-base><text:ruby-text>he̍k</text:ruby-text></text:ruby> <text:ruby text:style-name="Ru1"><text:ruby-base>異</text:ruby-base><text:ruby-text>ī</text:ruby-text></text:ruby> <text:ruby text:style-name="Ru1"><text:ruby-base>二</text:ruby-base><text:ruby-text>jī</text:ruby-text></text:ruby> <text:ruby text:style-name="Ru1"><text:ruby-base>者</text:ruby-base><text:ruby-text>chiá</text:ruby-text></text:ruby> <text:ruby text:style-name="Ru1"><text:ruby-base>之</text:ruby-base><text:ruby-text>chi</text:ruby-text></text:ruby> <text:ruby text:style-name="Ru1"><text:ruby-base>爲</text:ruby-base><text:ruby-text>ūi</text:ruby-text></text:ruby> ， <text:line-break/><text:ruby text:style-name="Ru1"><text:ruby-base>何</text:ruby-base><text:ruby-text>hô</text:ruby-text></text:ruby> <text:ruby text:style-name="Ru1"><text:ruby-base>哉</text:ruby-base><text:ruby-text>chai</text:ruby-text></text:ruby> ？ <text:line-break/><text:ruby text:style-name="Ru1"><text:ruby-base>不</text:ruby-base><text:ruby-text>put</text:ruby-text></text:ruby> <text:ruby text:style-name="Ru1"><text:ruby-base>以</text:ruby-base><text:ruby-text>í</text:ruby-text></text:ruby> <text:ruby text:style-name="Ru1"><text:ruby-base>物</text:ruby-base><text:ruby-text>bu̍t</text:ruby-text></text:ruby> <text:ruby text:style-name="Ru1"><text:ruby-base>喜</text:ruby-base><text:ruby-text>hí</text:ruby-text></text:ruby> ， <text:ruby text:style-name="Ru1"><text:ruby-base>不</text:ruby-base><text:ruby-text>put</text:ruby-text></text:ruby> <text:ruby text:style-name="Ru1"><text:ruby-base>以</text:ruby-base><text:ruby-text>í</text:ruby-text></text:ruby> <text:ruby text:style-name="Ru1"><text:ruby-base>己</text:ruby-base><text:ruby-text>kí</text:ruby-text></text:ruby> <text:ruby text:style-name="Ru1"><text:ruby-base>悲</text:ruby-base><text:ruby-text>pi</text:ruby-text></text:ruby> ； <text:line-break/><text:soft-page-break/><text:ruby text:style-name="Ru1"><text:ruby-base>居</text:ruby-base><text:ruby-text>ku</text:ruby-text></text:ruby> <text:ruby text:style-name="Ru1"><text:ruby-base>廟</text:ruby-base><text:ruby-text>biō</text:ruby-text></text:ruby> <text:ruby text:style-name="Ru1"><text:ruby-base>堂</text:ruby-base><text:ruby-text>tông</text:ruby-text></text:ruby> <text:ruby text:style-name="Ru1"><text:ruby-base>之</text:ruby-base><text:ruby-text>chi</text:ruby-text></text:ruby> <text:ruby text:style-name="Ru1"><text:ruby-base>高</text:ruby-base><text:ruby-text>ko</text:ruby-text></text:ruby> <text:ruby text:style-name="Ru1"><text:ruby-base>則</text:ruby-base><text:ruby-text>chek</text:ruby-text></text:ruby> <text:ruby text:style-name="Ru1"><text:ruby-base>憂</text:ruby-base><text:ruby-text>iu</text:ruby-text></text:ruby> <text:ruby text:style-name="Ru1"><text:ruby-base>其</text:ruby-base><text:ruby-text>kî</text:ruby-text></text:ruby> <text:ruby text:style-name="Ru1"><text:ruby-base>民</text:ruby-base><text:ruby-text>bîn</text:ruby-text></text:ruby> ； <text:line-break/><text:ruby text:style-name="Ru1"><text:ruby-base>處</text:ruby-base><text:ruby-text>chhú</text:ruby-text></text:ruby> <text:ruby text:style-name="Ru1"><text:ruby-base>江</text:ruby-base><text:ruby-text>kang</text:ruby-text></text:ruby> <text:ruby text:style-name="Ru1"><text:ruby-base>湖</text:ruby-base><text:ruby-text>ô͘</text:ruby-text></text:ruby> <text:ruby text:style-name="Ru1"><text:ruby-base>之</text:ruby-base><text:ruby-text>chi</text:ruby-text></text:ruby> <text:ruby text:style-name="Ru1"><text:ruby-base>遠</text:ruby-base><text:ruby-text>oán</text:ruby-text></text:ruby> <text:ruby text:style-name="Ru1"><text:ruby-base>則</text:ruby-base><text:ruby-text>chek</text:ruby-text></text:ruby> <text:ruby text:style-name="Ru1"><text:ruby-base>憂</text:ruby-base><text:ruby-text>iu</text:ruby-text></text:ruby> <text:ruby text:style-name="Ru1"><text:ruby-base>其</text:ruby-base><text:ruby-text>kî</text:ruby-text></text:ruby> <text:ruby text:style-name="Ru1"><text:ruby-base>君</text:ruby-base><text:ruby-text>kun</text:ruby-text></text:ruby> 。 <text:line-break/><text:ruby text:style-name="Ru1"><text:ruby-base>是</text:ruby-base><text:ruby-text>sī</text:ruby-text></text:ruby> <text:ruby text:style-name="Ru1"><text:ruby-base>進</text:ruby-base><text:ruby-text>chìn</text:ruby-text></text:ruby> <text:ruby text:style-name="Ru1"><text:ruby-base>亦</text:ruby-base><text:ruby-text>e̍k</text:ruby-text></text:ruby> <text:ruby text:style-name="Ru1"><text:ruby-base>憂</text:ruby-base><text:ruby-text>iu</text:ruby-text></text:ruby> ， <text:ruby text:style-name="Ru1"><text:ruby-base>退</text:ruby-base><text:ruby-text>thè</text:ruby-text></text:ruby> <text:ruby text:style-name="Ru1"><text:ruby-base>亦</text:ruby-base><text:ruby-text>e̍k</text:ruby-text></text:ruby> <text:ruby text:style-name="Ru1"><text:ruby-base>憂</text:ruby-base><text:ruby-text>iu</text:ruby-text></text:ruby> 。 <text:line-break/><text:ruby text:style-name="Ru1"><text:ruby-base>然</text:ruby-base><text:ruby-text>jiân</text:ruby-text></text:ruby> <text:ruby text:style-name="Ru1"><text:ruby-base>則</text:ruby-base><text:ruby-text>chek</text:ruby-text></text:ruby> <text:ruby text:style-name="Ru1"><text:ruby-base>何</text:ruby-base><text:ruby-text>hô</text:ruby-text></text:ruby> <text:ruby text:style-name="Ru1"><text:ruby-base>時</text:ruby-base><text:ruby-text>sî</text:ruby-text></text:ruby> <text:ruby text:style-name="Ru1"><text:ruby-base>而</text:ruby-base><text:ruby-text>jî</text:ruby-text></text:ruby> <text:ruby text:style-name="Ru1"><text:ruby-base>樂</text:ruby-base><text:ruby-text>lo̍k</text:ruby-text></text:ruby> <text:ruby text:style-name="Ru1"><text:ruby-base>耶</text:ruby-base><text:ruby-text>iâ</text:ruby-text></text:ruby> ？ <text:line-break/><text:ruby text:style-name="Ru1"><text:ruby-base>其</text:ruby-base><text:ruby-text>kî</text:ruby-text></text:ruby> <text:ruby text:style-name="Ru1"><text:ruby-base>必</text:ruby-base><text:ruby-text>pit</text:ruby-text></text:ruby> <text:ruby text:style-name="Ru1"><text:ruby-base>曰</text:ruby-base><text:ruby-text>oa̍t</text:ruby-text></text:ruby> ：<text:line-break/><text:soft-page-break/>「 <text:ruby text:style-name="Ru1"><text:ruby-base>先</text:ruby-base><text:ruby-text>sian</text:ruby-text></text:ruby> <text:ruby text:style-name="Ru1"><text:ruby-base>天</text:ruby-base><text:ruby-text>thian</text:ruby-text></text:ruby> <text:ruby text:style-name="Ru1"><text:ruby-base>下</text:ruby-base><text:ruby-text>hā</text:ruby-text></text:ruby> <text:ruby text:style-name="Ru1"><text:ruby-base>之</text:ruby-base><text:ruby-text>chi</text:ruby-text></text:ruby> <text:ruby text:style-name="Ru1"><text:ruby-base>憂</text:ruby-base><text:ruby-text>iu</text:ruby-text></text:ruby> <text:ruby text:style-name="Ru1"><text:ruby-base>而</text:ruby-base><text:ruby-text>jî</text:ruby-text></text:ruby> <text:ruby text:style-name="Ru1"><text:ruby-base>憂</text:ruby-base><text:ruby-text>iu</text:ruby-text></text:ruby> ， <text:line-break/><text:ruby text:style-name="Ru1"><text:ruby-base>後</text:ruby-base><text:ruby-text>hiō</text:ruby-text></text:ruby> <text:ruby text:style-name="Ru1"><text:ruby-base>天</text:ruby-base><text:ruby-text>thian</text:ruby-text></text:ruby> <text:ruby text:style-name="Ru1"><text:ruby-base>下</text:ruby-base><text:ruby-text>hā</text:ruby-text></text:ruby> <text:ruby text:style-name="Ru1"><text:ruby-base>之</text:ruby-base><text:ruby-text>chi</text:ruby-text></text:ruby> <text:ruby text:style-name="Ru1"><text:ruby-base>樂</text:ruby-base><text:ruby-text>lo̍k</text:ruby-text></text:ruby> <text:ruby text:style-name="Ru1"><text:ruby-base>而</text:ruby-base><text:ruby-text>jî</text:ruby-text></text:ruby> <text:ruby text:style-name="Ru1"><text:ruby-base>樂</text:ruby-base><text:ruby-text>lo̍k</text:ruby-text></text:ruby> 」 <text:ruby text:style-name="Ru1"><text:ruby-base>乎</text:ruby-base><text:ruby-text>hohⁿ</text:ruby-text></text:ruby> ？ <text:line-break/><text:ruby text:style-name="Ru1"><text:ruby-base>噫</text:ruby-base><text:ruby-text>ì</text:ruby-text></text:ruby> ！ <text:ruby text:style-name="Ru1"><text:ruby-base>微</text:ruby-base><text:ruby-text>bî</text:ruby-text></text:ruby> <text:ruby text:style-name="Ru1"><text:ruby-base>斯</text:ruby-base><text:ruby-text>su</text:ruby-text></text:ruby> <text:ruby text:style-name="Ru1"><text:ruby-base>人</text:ruby-base><text:ruby-text>jîn</text:ruby-text></text:ruby> ， <text:ruby text:style-name="Ru1"><text:ruby-base>吾</text:ruby-base><text:ruby-text>ngô͘</text:ruby-text></text:ruby> <text:ruby text:style-name="Ru1"><text:ruby-base>誰</text:ruby-base><text:ruby-text>sûi</text:ruby-text></text:ruby> <text:ruby text:style-name="Ru1"><text:ruby-base>與</text:ruby-base><text:ruby-text>ú</text:ruby-text></text:ruby> <text:ruby text:style-name="Ru1"><text:ruby-base>歸</text:ruby-base><text:ruby-text>kui</text:ruby-text></text:ruby> ？ </text:p>
      <text:p text:style-name="P1"><text:ruby text:style-name="Ru1"><text:ruby-base>時</text:ruby-base><text:ruby-text>sî</text:ruby-text></text:ruby> <text:ruby text:style-name="Ru1"><text:ruby-base>六</text:ruby-base><text:ruby-text>lio̍k</text:ruby-text></text:ruby> <text:ruby text:style-name="Ru1"><text:ruby-base>年</text:ruby-base><text:ruby-text>liân</text:ruby-text></text:ruby> <text:ruby text:style-name="Ru1"><text:ruby-base>九</text:ruby-base><text:ruby-text>kiú</text:ruby-text></text:ruby> <text:ruby text:style-name="Ru1"><text:ruby-base>月</text:ruby-base><text:ruby-text>goa̍t</text:ruby-text></text:ruby> <text:ruby text:style-name="Ru1"><text:ruby-base>十</text:ruby-base><text:ruby-text>sip</text:ruby-text></text:ruby> <text:ruby text:style-name="Ru1"><text:ruby-base>五</text:ruby-base><text:ruby-text>ngó͘</text:ruby-text></text:ruby> <text:ruby text:style-name="Ru1"><text:ruby-base>日</text:ruby-base><text:ruby-text>ji̍t</text:ruby-text></text:ruby> 。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:dlig" svg:font-family="'Liberation Serif:dlig'" style:font-adornments="標準" style:font-family-generic="roman" style:font-pitch="variable"/>
    <style:font-face style:name="Miriam Libre" svg:font-family="'Miriam Libre'" style:font-adornments="標準" style:font-pitch="variable"/>
    <style:font-face style:name="华文宋体" svg:font-family="华文宋体" style:font-family-generic="system" style:font-pitch="variable"/>
    <style:font-face style:name="圓體-繁" svg:font-family="圓體-繁" style:font-adornments="標準" style:font-pitch="variable"/>
    <style:font-face style:name="翩翩體-繁" svg:font-family="翩翩體-繁" style:font-adornments="標準" style:font-pitch="variable"/>
    <style:font-face style:name="魏碑-繁" svg:font-family="魏碑-繁" style:font-adornments="標準" style:font-pitch="variable"/>
    <style:font-face style:name="魏碑-繁1" svg:font-family="魏碑-繁" style:font-adornments="粗體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华文宋体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华文宋体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200%" style:register-true="true"/>
      <style:text-properties style:font-name="Liberation Serif:dlig" fo:font-family="'Liberation Serif:dlig'" style:font-style-name="標準" style:font-family-generic="roman" style:font-pitch="variable" fo:font-size="36pt" fo:letter-spacing="0.212cm" style:font-name-asian="翩翩體-繁" style:font-family-asian="翩翩體-繁" style:font-style-name-asian="標準" style:font-pitch-asian="variable" style:font-size-asian="36pt" style:language-asian="zh" style:country-asian="TW"/>
    </style:style>
    <style:style style:name="Heading" style:family="paragraph" style:parent-style-name="Standard" style:next-style-name="Text_20_body" style:class="text">
      <style:paragraph-properties fo:margin-top="0cm" fo:margin-bottom="0.55cm" style:contextual-spacing="false" fo:line-height="100%" fo:text-align="center" style:justify-single-word="false" fo:keep-with-next="always"/>
      <style:text-properties style:font-name="Liberation Sans" fo:font-family="'Liberation Sans'" style:font-family-generic="swiss" style:font-pitch="variable" fo:font-size="54pt" fo:letter-spacing="normal" style:font-name-asian="魏碑-繁" style:font-family-asian="魏碑-繁" style:font-style-name-asian="標準" style:font-pitch-asian="variable" style:font-size-asian="5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499cm" fo:margin-bottom="0.499cm" style:contextual-spacing="false" fo:line-height="120%" fo:keep-together="auto" fo:orphans="0" fo:widows="0" style:register-true="false" style:page-number="auto" style:text-autospace="ideograph-alpha" style:punctuation-wrap="hanging" style:line-break="strict" style:snap-to-layout-grid="false"/>
      <style:text-properties fo:font-size="40pt" fo:letter-spacing="normal" style:letter-kerning="false" style:font-name-asian="魏碑-繁" style:font-family-asian="魏碑-繁" style:font-style-name-asian="標準" style:font-pitch-asian="variable" style:font-size-asian="40pt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华文宋体" style:font-family-asian="华文宋体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margin-top="0cm" fo:margin-bottom="0cm" style:contextual-spacing="false" fo:text-align="center" style:justify-single-word="false" style:register-true="false"/>
      <style:text-properties fo:font-size="48pt" fo:letter-spacing="normal" fo:font-weight="normal" style:font-name-asian="魏碑-繁1" style:font-family-asian="魏碑-繁" style:font-style-name-asian="粗體" style:font-pitch-asian="variable" style:font-size-asian="48pt" style:font-weight-asian="normal" style:font-size-complex="2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ubies" style:family="text">
      <style:text-properties fo:color="#bf0041" loext:opacity="100%" style:font-name="Miriam Libre" fo:font-family="'Miriam Libre'" style:font-style-name="標準" style:font-pitch="variable" fo:font-size="18pt" style:text-underline-style="none" style:font-name-asian="圓體-繁" style:font-family-asian="圓體-繁" style:font-style-name-asian="標準" style:font-pitch-asian="variable" style:font-size-asian="18pt" style:font-size-complex="6pt" style:text-emphasiz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.19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1-16T19:38:58.550777048</meta:creation-date>
    <meta:editing-duration>PT13H12M8S</meta:editing-duration>
    <meta:editing-cycles>125</meta:editing-cycles>
    <meta:generator>LibreOffice/7.2.6.2$MacOSX_X86_64 LibreOffice_project/b0ec3a565991f7569a5a7f5d24fed7f52653d754</meta:generator>
    <dc:title>出師表</dc:title>
    <dc:date>2022-05-05T11:35:28.177609707</dc:date>
    <meta:document-statistic meta:table-count="0" meta:image-count="0" meta:object-count="0" meta:page-count="10" meta:paragraph-count="7" meta:word-count="452" meta:character-count="942" meta:non-whitespace-character-count="452"/>
    <meta:template xlink:type="simple" xlink:actuate="onRequest" xlink:title="我的草稿" xlink:href="../../../Library/Application%20Support/LibreOffice/4/user/template/我的草稿.ott" meta:date="2022-01-16T19:38:58.110721543"/>
  </office:meta>
</office:document-meta>
</file>